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2.14pt"/>
    </style:style>
    <style:style style:name="co5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4" table:default-cell-style-name="ce4"/>
        <table:table-column table:style-name="co4" table:number-columns-repeated="4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office:value-type="string" calcext:value-type="string">
            <text:p>CONE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table:style-name="ce5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5" office:value-type="string" calcext:value-type="string">
            <text:p>[3,4]</text:p>
          </table:table-cell>
          <table:table-cell table:number-columns-repeated="2"/>
          <table:table-cell table:style-name="ce5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2" office:value-type="string" calcext:value-type="string">
            <text:p>[4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style-name="ce1" table:number-columns-repeated="3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3"/>
          <table:table-cell/>
          <table:table-cell table:style-name="ce1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4" office:value-type="string" calcext:value-type="string">
            <text:p>[2,0]</text:p>
          </table:table-cell>
          <table:table-cell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3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3"/>
          <table:table-cell table:style-name="ce5" office:value-type="string" calcext:value-type="string">
            <text:p>[0,0]</text:p>
          </table:table-cell>
          <table:table-cell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style-name="ce1"/>
          <table:table-cell table:number-columns-repeated="2"/>
          <table:table-cell office:value-type="string" calcext:value-type="string">
            <text:p>LEFT RIGHT SIDES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3"/>
          <table:table-cell table:style-name="ce5" office:value-type="string" calcext:value-type="string">
            <text:p>[1,0]</text:p>
          </table:table-cell>
          <table:table-cell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2" office:value-type="string" calcext:value-type="string">
            <text:p>[1,4]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5" office:value-type="string" calcext:value-type="string">
            <text:p>[2,4]</text:p>
          </table:table-cell>
          <table:table-cell table:number-columns-repeated="3"/>
          <table:table-cell table:style-name="ce5" office:value-type="string" calcext:value-type="string">
            <text:p>[2,0]</text:p>
          </table:table-cell>
          <table:table-cell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5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2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3"/>
          <table:table-cell office:value-type="string" calcext:value-type="string">
            <text:p>ABOVE BELOW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2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office:value-type="string" calcext:value-type="string">
            <text:p>[4,1]</text:p>
          </table:table-cell>
          <table:table-cell table:style-name="ce5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18:37.937991120</meta:creation-date>
    <dc:date>2020-02-14T14:19:14.836647235</dc:date>
    <meta:editing-duration>PT1H50M25S</meta:editing-duration>
    <meta:editing-cycles>3</meta:editing-cycles>
    <meta:generator>LibreOffice/6.0.7.3$Linux_X86_64 LibreOffice_project/00m0$Build-3</meta:generator>
    <meta:document-statistic meta:table-count="1" meta:cell-count="253" meta:object-count="0"/>
  </office:meta>
</office:document-meta>
</file>